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020000000204B249CA79A42C6D7.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pr1" style:family="presentation" style:parent-style-name="Midnightblue1-title">
      <style:graphic-properties draw:auto-grow-height="true" fo:min-height="6.652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2-title">
      <style:graphic-properties fo:min-height="5.75cm"/>
    </style:style>
    <style:style style:name="pr5" style:family="presentation" style:parent-style-name="Midnightblue2-notes">
      <style:graphic-properties draw:fill-color="#ffffff" draw:auto-grow-height="true" fo:min-height="13.364cm"/>
    </style:style>
    <style:style style:name="pr6" style:family="presentation" style:parent-style-name="Midnightblue-title">
      <style:graphic-properties fo:min-height="2.413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draw:auto-grow-height="true" fo:min-height="13.364cm"/>
    </style:style>
    <style:style style:name="pr9" style:family="presentation" style:parent-style-name="Midnightblue-notes">
      <style:graphic-properties draw:fill-color="#ffffff" fo:min-height="13.364cm"/>
    </style:style>
    <style:style style:name="P1" style:family="paragraph">
      <loext:graphic-properties draw:fill-color="#ffffff"/>
    </style:style>
    <style:style style:name="P2" style:family="paragraph">
      <loext:graphic-properties draw:fill="none" draw:fill-color="#ffffff"/>
    </style:style>
    <style:style style:name="P3" style:family="paragraph">
      <style:text-properties fo:font-size="28pt" style:font-size-asian="28pt" style:font-size-complex="28pt"/>
    </style:style>
    <style:style style:name="P4" style:family="paragraph">
      <loext:graphic-properties draw:fill-color="#ffffff"/>
      <style:text-properties fo:font-size="20pt"/>
    </style:style>
    <style:style style:name="P5" style:family="paragraph">
      <style:paragraph-properties fo:text-align="start"/>
    </style:style>
    <style:style style:name="P6" style:family="paragraph">
      <style:paragraph-properties fo:text-align="start"/>
      <style:text-properties fo:font-size="32pt" style:font-size-asian="32pt" style:font-size-complex="32pt"/>
    </style:style>
    <style:style style:name="T1" style:family="text">
      <style:text-properties fo:language="ru" fo:country="RU"/>
    </style:style>
    <style:style style:name="T2" style:family="text">
      <style:text-properties fo:font-size="28pt" style:font-size-asian="28pt" style:font-size-complex="28pt"/>
    </style:style>
    <style:style style:name="T3" style:family="text">
      <style:text-properties fo:font-size="32pt" style:text-underline-style="solid" style:text-underline-width="auto" style:text-underline-color="font-color" style:font-size-asian="32pt" style:font-size-complex="32pt"/>
    </style:style>
    <style:style style:name="T4" style:family="text">
      <style:text-properties fo:font-size="32pt" style:text-underline-style="none" style:font-size-asian="32pt" style:font-size-complex="32pt"/>
    </style:style>
    <style:style style:name="T5" style:family="text">
      <style:text-properties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6.652cm" svg:x="1cm" svg:y="7.2cm" presentation:class="title" presentation:user-transformed="true">
          <draw:text-box>
            <text:p>Основные принципы работы современной системы распознания текстов – Fine Reader</text:p>
          </draw:text-box>
        </draw:frame>
        <draw:frame presentation:style-name="pr2" draw:text-style-name="P1" draw:layer="layout" svg:width="26cm" svg:height="5.5cm" svg:x="1cm" svg:y="14.5cm" presentation:class="subtitle">
          <draw:text-box>
            <text:p>Практические примеры решения различного рода задач с использованием изучаемой компьютерной программы</text:p>
          </draw:text-box>
        </draw:frame>
        <draw:frame draw:style-name="gr1" draw:text-style-name="P2" draw:layer="layout" svg:width="11.06cm" svg:height="0.988cm" svg:x="0cm" svg:y="0.012cm">
          <draw:text-box>
            <text:p><text:span text:style-name="T1">Стеняев</text:span> Андрей — супер герой</text:p>
          </draw:text-box>
        </draw:frame>
        <draw:frame draw:style-name="gr1" draw:text-style-name="P2" draw:layer="layout" svg:width="17.694cm" svg:height="0.988cm" svg:x="0cm" svg:y="20.012cm">
          <draw:text-box>
            <text:p>Специально для Пяткина Дмитрия Владимировича</text:p>
          </draw:text-box>
        </draw:frame>
        <draw:frame draw:style-name="gr1" draw:text-style-name="P2" draw:layer="layout" svg:width="6.361cm" svg:height="0.988cm" svg:x="21.6cm" svg:y="20.012cm">
          <draw:text-box>
            <text:p>Новополоцк 2018</text:p>
          </draw:text-box>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2" presentation:presentation-page-layout-name="AL2T1">
        <office:forms form:automatic-focus="false" form:apply-design-mode="false"/>
        <draw:frame presentation:style-name="pr4" draw:text-style-name="P3" draw:layer="layout" svg:width="13cm" svg:height="6cm" svg:x="7.5cm" svg:y="7.5cm" presentation:class="title">
          <draw:text-box>
            <text:p><text:span text:style-name="T2">Драсте</text:span><text:span text:style-name="T2"><text:line-break/></text:span><text:span text:style-name="T2">Я плохо знаю инглиш, поэтому за него будет отвечать google translater :D</text:span></text:p>
          </draw:text-box>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text:p>
          </draw:text-box>
        </draw:frame>
        <draw:frame presentation:style-name="pr7" draw:layer="layout" svg:width="26cm" svg:height="14cm" svg:x="1cm" svg:y="5.5cm" presentation:class="outline" presentation:user-transformed="true">
          <draw:text-box>
            <text:list text:style-name="L2">
              <text:list-item>
                <text:p>First of all, this is a program.</text:p>
              </text:list-item>
              <text:list-item>
                <text:p>Secondly, it is a program for recognizing symbols.</text:p>
              </text:list-item>
              <text:list-item>
                <text:p>In the third place, its developer - the company ABBYY (clear eye)</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your friend</text:p>
          </draw:text-box>
        </draw:frame>
        <draw:frame presentation:style-name="pr7" draw:layer="layout" svg:width="26cm" svg:height="14cm" svg:x="1cm" svg:y="5.5cm" presentation:class="outline" presentation:user-transformed="true">
          <draw:text-box>
            <text:list text:style-name="L2">
              <text:list-item>
                <text:p>A universal solution for working with paper and PDF-documents.</text:p>
              </text:list-item>
              <text:list-item>
                <text:p>A completely new concept - to solve all your problems.</text:p>
              </text:list-item>
              <text:list-item>
                <text:p>The most necessary tools for daily work with PDF.</text:p>
              </text:list-item>
              <text:list-item>
                <text:p>The quality of recognition that you have always trusted.</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super power</text:p>
          </draw:text-box>
        </draw:frame>
        <draw:frame presentation:style-name="pr7" draw:layer="layout" svg:width="26cm" svg:height="14cm" svg:x="1cm" svg:y="5.5cm" presentation:class="outline">
          <draw:text-box>
            <text:list text:style-name="L2">
              <text:list-item>
                <text:p>Provides a wide range of capabilities in one program, combining the leading ABBYY OCR recognition technologies and the necessary tools for working with various types of PDF.</text:p>
              </text:list-item>
            </text:list>
          </draw:text-box>
        </draw:frame>
        <presentation:notes draw:style-name="dp2">
          <draw:page-thumbnail draw:style-name="gr2" draw:layer="layout" svg:width="14.848cm" svg:height="11.136cm" svg:x="3.075cm" svg:y="2.257cm" draw:page-number="5" presentation:class="page"/>
          <draw:frame presentation:style-name="pr9"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super power 1</text:p>
          </draw:text-box>
        </draw:frame>
        <draw:frame presentation:style-name="pr7" draw:layer="layout" svg:width="26cm" svg:height="14cm" svg:x="1cm" svg:y="5.5cm" presentation:class="outline" presentation:user-transformed="true">
          <draw:text-box>
            <text:list text:style-name="L2">
              <text:list-item>
                <text:p><text:span text:style-name="T3">Work with PDF-documents</text:span></text:p>
                <text:p>Solve daily tasks for working with PDF-documents using ABBYY FineReader 14. View PDF-documents and work with their contents - the program allows you to create, edit, comment, sign, protect documents and much more.</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super power 2</text:p>
          </draw:text-box>
        </draw:frame>
        <draw:frame presentation:style-name="pr7" draw:layer="layout" svg:width="26cm" svg:height="14cm" svg:x="1cm" svg:y="5.5cm" presentation:class="outline" presentation:user-transformed="true">
          <draw:text-box>
            <text:list text:style-name="L2">
              <text:list-item>
                <text:p><text:span text:style-name="T3">Compare documents</text:span></text:p>
                <text:p><text:span text:style-name="T4">Compare documents of any formats, </text:span><text:span text:style-name="T4">both paper and electronic, using the </text:span><text:span text:style-name="T4">built-in application. It will quickly </text:span><text:span text:style-name="T4">identify significant inconsistencies in </text:span><text:span text:style-name="T4">the text and help prevent the signing </text:span><text:span text:style-name="T4">or publication of an incorrect version </text:span><text:span text:style-name="T4">of the document.</text:span></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9"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super power 3</text:p>
          </draw:text-box>
        </draw:frame>
        <draw:frame presentation:style-name="pr7" draw:layer="layout" svg:width="26cm" svg:height="14cm" svg:x="1cm" svg:y="5.5cm" presentation:class="outline" presentation:user-transformed="true">
          <draw:text-box>
            <text:list text:style-name="L2">
              <text:list-item>
                <text:p><text:span text:style-name="T3">Recognition and conversion</text:span></text:p>
                <text:p><text:span text:style-name="T4">Convert simple office documents in </text:span><text:span text:style-name="T4">one click, using predefined tasks. And </text:span><text:span text:style-name="T4">various professional tools will help to </text:span><text:span text:style-name="T4">reproduce as accurately as possible </text:span><text:span text:style-name="T4">the appearance of documents with a </text:span><text:span text:style-name="T4">more complex structure.</text:span></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9"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super power 4</text:p>
          </draw:text-box>
        </draw:frame>
        <draw:frame presentation:style-name="pr7" draw:layer="layout" svg:width="26cm" svg:height="14cm" svg:x="1cm" svg:y="5.5cm" presentation:class="outline" presentation:user-transformed="true">
          <draw:text-box>
            <text:list text:style-name="L2">
              <text:list-item>
                <text:p><text:span text:style-name="T3">Automatic processing</text:span></text:p>
                <text:p><text:span text:style-name="T4">Configure the hot folder using the </text:span><text:span text:style-name="T4">ABBYY Hot Folder application. </text:span><text:span text:style-name="T4">Documents from the assigned folder </text:span><text:span text:style-name="T4">will be processed according to the </text:span><text:span text:style-name="T4">schedule. This will speed up the </text:span><text:span text:style-name="T4">execution of the template tasks and </text:span><text:span text:style-name="T4">increase the productivity of the work.</text:span></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9" draw:text-style-name="P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diet</text:p>
          </draw:text-box>
        </draw:frame>
        <draw:frame presentation:style-name="pr7" draw:layer="layout" svg:width="26cm" svg:height="14cm" svg:x="1cm" svg:y="5.5cm" presentation:class="outline">
          <draw:text-box>
            <text:list text:style-name="L2">
              <text:list-item>
                <text:p>PDF, include PDF/A</text:p>
              </text:list-item>
              <text:list-item>
                <text:p>Graphic formats: TIFF, JPEG, JPEG 2000, JBIG2, PNG, BMP, PCX, GIF, DjVu, XPS 1</text:p>
              </text:list-item>
              <text:list-item>
                <text:p>Text formats 2: DOC(X), XLS(X), PPT(X), VSD(X), HTML, RTF, TXT, ODT, ODS, ODP</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9"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will make you happy</text:p>
          </draw:text-box>
        </draw:frame>
        <draw:frame presentation:style-name="pr7" draw:layer="layout" svg:width="26cm" svg:height="14cm" svg:x="1cm" svg:y="5.5cm" presentation:class="outline">
          <draw:text-box>
            <text:list text:style-name="L2">
              <text:list-item>
                <text:p>PDF, include PDF/A</text:p>
              </text:list-item>
              <text:list-item>
                <text:p>Graphic formats: TIFF, JPEG, JPEG 2000, JBIG2, PNG, BMP, PCX, DjVu</text:p>
              </text:list-item>
              <text:list-item>
                <text:p>Text formats: DOC(X), XLS(X), PPTX, HTML, RTF, TXT, CSV, ODT</text:p>
              </text:list-item>
              <text:list-item>
                <text:p>E-books: EPUB®, FB2</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9" draw:text-style-name="P1"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what's the secret?</text:p>
          </draw:text-box>
        </draw:frame>
        <draw:frame presentation:style-name="pr7" draw:layer="layout" svg:width="26cm" svg:height="14cm" svg:x="1cm" svg:y="5.5cm" presentation:class="outline">
          <draw:text-box>
            <text:list text:style-name="L2">
              <text:list-item>
                <text:p>Adaptive Document Recognition Technology (ADRT) - technology analysis and synthesis of the document at a logical level. In the end, it helps to make the result of FineReader work as similar as possible to the original.</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9"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sees and does</text:p>
          </draw:text-box>
        </draw:frame>
        <draw:frame presentation:style-name="pr7" draw:layer="layout" svg:width="26cm" svg:height="14cm" svg:x="1cm" svg:y="5.5cm" presentation:class="outline" presentation:user-transformed="true">
          <draw:text-box>
            <text:list text:style-name="L2">
              <text:list-item>
                <text:p>main text;</text:p>
              </text:list-item>
              <text:list-item>
                <text:p>headers and footers;</text:p>
              </text:list-item>
              <text:list-item>
                <text:p>page numbers;</text:p>
              </text:list-item>
              <text:list-item>
                <text:p>headings of the same level;</text:p>
              </text:list-item>
              <text:list-item>
                <text:p>table of contents;</text:p>
              </text:list-item>
              <text:list-item>
                <text:p>text inserts;</text:p>
              </text:list-item>
              <text:list-item>
                <text:p>signatures to drawings;</text:p>
              </text:list-item>
              <text:list-item>
                <text:p>tables;</text:p>
              </text:list-item>
              <text:list-item>
                <text:p>footnotes;</text:p>
              </text:list-item>
              <text:list-item>
                <text:p>signature / printing zones;</text:p>
              </text:list-item>
              <text:list-item>
                <text:p>fonts and styles.</text:p>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9" draw:text-style-name="P1"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color magic </text:p>
          </draw:text-box>
        </draw:frame>
        <draw:frame presentation:style-name="pr7" draw:layer="layout" svg:width="26cm" svg:height="14cm" svg:x="1cm" svg:y="5.5cm" presentation:class="outline">
          <draw:text-box>
            <text:list text:style-name="L2">
              <text:list-item>
                <text:p>Adaptive binarization (AB).</text:p>
              </text:list-item>
              <text:list-item>
                <text:p>Thanks AB, the recognition of text on a color image is much better.</text:p>
              </text:list-item>
              <text:list-item>
                <text:p>AB selects words with more or less the same characteristics and selects for each optimal in terms of recognition quality binarization parameters </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9" draw:text-style-name="P1"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classifiers </text:p>
          </draw:text-box>
        </draw:frame>
        <draw:frame presentation:style-name="pr7" draw:layer="layout" svg:width="26cm" svg:height="14cm" svg:x="1cm" svg:y="5.5cm" presentation:class="outline">
          <draw:text-box>
            <text:list text:style-name="L2">
              <text:list-header>
                <text:p>The mechanism for character recognition consists of the following classifiers:</text:p>
              </text:list-header>
              <text:list-item>
                <text:p>Raster classifier (RC)</text:p>
              </text:list-item>
              <text:list-item>
                <text:p>Characteristic classifier (PC)</text:p>
              </text:list-item>
              <text:list-item>
                <text:p>Contour classifier (QC)</text:p>
              </text:list-item>
              <text:list-item>
                <text:p>Characteristic differential classifier (MPC)</text:p>
              </text:list-item>
              <text:list-item>
                <text:p>Structural-Differential Classifier (SDC)</text:p>
              </text:list-item>
              <text:list-item>
                <text:p>Structural Classifier (SC)</text:p>
                <text:p>Each classifier generates a number of hypotheses. </text:p>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9" draw:text-style-name="P1"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 text:style-name="P5">Fine Reader — indicative hypothesis </text:p>
          </draw:text-box>
        </draw:frame>
        <draw:frame presentation:style-name="pr7" draw:layer="layout" svg:width="26cm" svg:height="14cm" svg:x="1cm" svg:y="5.5cm" presentation:class="outline">
          <draw:text-box>
            <text:list text:style-name="L2">
              <text:list-item>
                <text:p>PC is based on the presence in the image of signs of a symbol</text:p>
              </text:list-item>
              <text:list-item>
                <text:p>This classifier is also relatively fast and simple, but not too resistant to various image defects. In addition, the PC does not operate with the original image, but with some model, abstraction, that is, does not take into account some of the information: for example, the fact that there are some important elements does not say anything about their mutual arrangement. For this reason, the PC is used not in place of, but in conjunction with, the RC.</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9" draw:text-style-name="P1"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contour hypothesis </text:p>
          </draw:text-box>
        </draw:frame>
        <draw:frame presentation:style-name="pr7" draw:layer="layout" svg:width="26cm" svg:height="14cm" svg:x="1cm" svg:y="5.5cm" presentation:class="outline">
          <draw:text-box>
            <text:list text:style-name="L2">
              <text:list-item>
                <text:p>The QC is a special case of the PC and differs in that it analyzes the contours of the supposed symbol extracted from the original image. In general, its accuracy is lower than that of a full-fledged PC</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9" draw:text-style-name="P4"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6" draw:text-style-name="P5" draw:layer="layout" svg:width="26cm" svg:height="2.663cm" svg:x="1cm" svg:y="0.837cm" presentation:class="title" presentation:user-transformed="true">
          <draw:text-box>
            <text:p text:style-name="P5">Fine Reader — differential refinement</text:p>
          </draw:text-box>
        </draw:frame>
        <draw:frame presentation:style-name="pr7" draw:layer="layout" svg:width="26cm" svg:height="14cm" svg:x="1cm" svg:y="5.5cm" presentation:class="outline">
          <draw:text-box>
            <text:list text:style-name="L2">
              <text:list-item>
                <text:p>The MPC is also similar to a PC, but it is used exclusively to distinguish objects similar to each other, such as "m" and "rn"</text:p>
              </text:list-item>
              <text:list-item>
                <text:p>The MPC itself does not put forward hypotheses, but only clarifies the available</text:p>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9" draw:text-style-name="P4"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structural clarification</text:p>
          </draw:text-box>
        </draw:frame>
        <draw:frame presentation:style-name="pr7" draw:layer="layout" svg:width="26cm" svg:height="14cm" svg:x="1cm" svg:y="5.5cm" presentation:class="outline">
          <draw:text-box>
            <text:list text:style-name="L2">
              <text:list-item>
                <text:p>SDC was originally used to process handwritten texts</text:p>
              </text:list-item>
              <text:list-item>
                <text:p>Its task is to distinguish such similar objects as "C" and "G". Thus, KFOR is based on the characteristics characteristic for each pair of symbols, the process of learning it is even more complicated than for MPCs, and the speed of work is lower than for all previous classifiers.</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9" draw:text-style-name="P4"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6" draw:text-style-name="P6" draw:layer="layout" svg:width="26cm" svg:height="2.663cm" svg:x="1cm" svg:y="0.837cm" presentation:class="title" presentation:user-transformed="true">
          <draw:text-box>
            <text:p text:style-name="P5">Fine Reader — structural classification</text:p>
          </draw:text-box>
        </draw:frame>
        <draw:frame presentation:style-name="pr7" draw:layer="layout" svg:width="26cm" svg:height="14cm" svg:x="1cm" svg:y="5.5cm" presentation:class="outline">
          <draw:text-box>
            <text:list text:style-name="L2">
              <text:list-item>
                <text:p>The SC was originally designed to recognize the rokopny text with "printed" letters, but was subsequently applied to the printed</text:p>
              </text:list-item>
              <text:list-item>
                <text:p>It is used at the final stages of recognition and takes effect quite rarely, namely, only when at least two hypotheses with sufficiently high probabilities reach it.</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9" draw:text-style-name="P4"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6" draw:layer="layout" svg:width="26cm" svg:height="2.663cm" svg:x="1cm" svg:y="0.837cm" presentation:class="title" presentation:user-transformed="true">
          <draw:text-box>
            <text:p>Fine Reader — <text:span text:style-name="T5">perfect</text:span> <text:span text:style-name="T5">solution</text:span>!</text:p>
          </draw:text-box>
        </draw:frame>
        <draw:frame presentation:style-name="pr7" draw:layer="layout" svg:width="26cm" svg:height="14cm" svg:x="1cm" svg:y="5.5cm" presentation:class="outline">
          <draw:text-box>
            <text:list text:style-name="L2">
              <text:list-item>
                <text:p>Are <text:span text:style-name="T5">you</text:span> a student who needs to get a digital version of the textbook page?</text:p>
              </text:list-item>
              <text:list-item>
                <text:p>You do not know a foreign language well, you need to do a lot of translations, and there's no time to retype it?</text:p>
              </text:list-item>
              <text:list-item>
                <text:p>You got a printed document, which you need to edit and reprint, and you lazy ass?</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9" draw:text-style-name="P4" draw:layer="layout" svg:width="16.799cm" svg:height="13.364cm" svg:x="2.1cm" svg:y="14.107cm" presentation:class="notes" presentation:placeholder="true">
            <draw:text-box/>
          </draw:frame>
        </presentation:notes>
      </draw:page>
      <draw:page draw:name="page22" draw:style-name="dp3" draw:master-page-name="Midnightblue2" presentation:presentation-page-layout-name="AL2T1">
        <office:forms form:automatic-focus="false" form:apply-design-mode="false"/>
        <draw:frame presentation:style-name="pr4" draw:text-style-name="P3" draw:layer="layout" svg:width="13cm" svg:height="6cm" svg:x="7.5cm" svg:y="7.5cm" presentation:class="title">
          <draw:text-box>
            <text:p><text:span text:style-name="T2">Thank you.</text:span><text:span text:style-name="T2"><text:line-break/></text:span><text:span text:style-name="T2">Delete this file!</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ru" fo:country="RU"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use-window-font-color="true" fo:font-size="14pt" style:font-size-asian="14pt" style:font-size-complex="14pt"/>
    </style:style>
    <style:style style:name="MT4"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номер&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3"><presentation:header/></text:span></text:p>
          </draw:text-box>
        </draw:frame>
        <draw:frame presentation:style-name="Mpr6" draw:text-style-name="MP14" draw:layer="backgroundobjects" svg:width="9.113cm" svg:height="1.484cm" svg:x="11.886cm" svg:y="0cm" presentation:class="date-time">
          <draw:text-box>
            <text:p text:style-name="MP13"><text:span text:style-name="MT3"><presentation:date-time/></text:span></text:p>
          </draw:text-box>
        </draw:frame>
        <draw:frame presentation:style-name="Mpr7" draw:text-style-name="MP12" draw:layer="backgroundobjects" svg:width="9.113cm" svg:height="1.484cm" svg:x="0cm" svg:y="28.215cm" presentation:class="footer">
          <draw:text-box>
            <text:p text:style-name="MP11"><text:span text:style-name="MT3"><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3"><text:page-number>&lt;номер&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номер&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4"><presentation:header/></text:span></text:p>
          </draw:text-box>
        </draw:frame>
        <draw:frame presentation:style-name="Mpr10" draw:text-style-name="MP18" draw:layer="backgroundobjects" svg:width="9.113cm" svg:height="1.484cm" svg:x="11.886cm" svg:y="0cm" presentation:class="date-time">
          <draw:text-box>
            <text:p text:style-name="MP17"><text:span text:style-name="MT4"><presentation:date-time/></text:span></text:p>
          </draw:text-box>
        </draw:frame>
        <draw:frame presentation:style-name="Mpr11" draw:text-style-name="MP16" draw:layer="backgroundobjects" svg:width="9.113cm" svg:height="1.484cm" svg:x="0cm" svg:y="28.215cm" presentation:class="footer">
          <draw:text-box>
            <text:p text:style-name="MP15"><text:span text:style-name="MT4"><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4"><text:page-number>&lt;номер&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номер&gt;</text:page-number></text:p>
        </draw:text-box>
      </draw:frame>
      <presentation:notes style:page-layout-name="PM2">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4"><presentation:header/></text:span></text:p>
          </draw:text-box>
        </draw:frame>
        <draw:frame presentation:style-name="Mpr14" draw:text-style-name="MP18" draw:layer="backgroundobjects" svg:width="9.113cm" svg:height="1.484cm" svg:x="11.886cm" svg:y="0cm" presentation:class="date-time">
          <draw:text-box>
            <text:p text:style-name="MP17"><text:span text:style-name="MT4"><presentation:date-time/></text:span></text:p>
          </draw:text-box>
        </draw:frame>
        <draw:frame presentation:style-name="Mpr15" draw:text-style-name="MP16" draw:layer="backgroundobjects" svg:width="9.113cm" svg:height="1.484cm" svg:x="0cm" svg:y="28.215cm" presentation:class="footer">
          <draw:text-box>
            <text:p text:style-name="MP15"><text:span text:style-name="MT4"><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4"><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3T15:56:01.574458238</meta:creation-date>
    <meta:editing-duration>PT1H55M36S</meta:editing-duration>
    <meta:editing-cycles>71</meta:editing-cycles>
    <meta:generator>LibreOffice/5.4.6.2$Linux_X86_64 LibreOffice_project/40m0$Build-2</meta:generator>
    <dc:date>2018-05-13T19:54:00.411601020</dc:date>
    <meta:document-statistic meta:object-count="137"/>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